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automatic-styles>
    <style:style style:name="Table1" style:family="table">
      <style:table-properties style:width="7.5in" fo:margin-left="-0.0813in" fo:margin-top="0in" fo:margin-bottom="0in" table:align="left"/>
    </style:style>
    <style:style style:name="Table1.A" style:family="table-column">
      <style:table-column-properties style:column-width="3.75in"/>
    </style:style>
    <style:style style:name="Table1.B" style:family="table-column">
      <style:table-column-properties style:column-width="3.7493in"/>
    </style:style>
    <style:style style:name="Table1.1" style:family="table-row">
      <style:table-row-properties style:min-row-height="3in"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Oxygen" style:font-name-asian="Oxygen1" style:font-name-complex="Oxygen1"/>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T1" style:family="text">
      <style:text-properties style:font-name="Oxygen" style:font-name-asian="Oxygen1" style:font-name-complex="Oxyge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ity Revenue Sources<text:line-break/>Where does Austin get its monetary funds?</text:span></text:p>
      <text:p text:style-name="P1"><text:span text:style-name="T1"><text:line-break/>Before you can start looking at Austin’s budget, you need to consider the sources from which Austin makes money to pay for the city’s needs. The City of Austin gets its revenue from four main places. Look at the four sources below, and for EACH source of revenue, create a definition in your own words that clearly shows your understanding of how this is a revenue sources, as well as a symbol/image to match and clearly illustrate how this source collects money for the city.</text:span></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4"><text:span text:style-name="T1">Property Taxes</text:span></text:p>
          </table:table-cell>
          <table:table-cell table:style-name="Table1.A1" office:value-type="string">
            <text:p text:style-name="P4"><text:span text:style-name="T1">Publicly Owned Utilities</text:span></text:p>
          </table:table-cell>
        </table:table-row>
        <table:table-row table:style-name="Table1.1">
          <table:table-cell table:style-name="Table1.A1" office:value-type="string">
            <text:p text:style-name="P4"><text:span text:style-name="T1">Fees on Services</text:span></text:p>
          </table:table-cell>
          <table:table-cell table:style-name="Table1.A1" office:value-type="string">
            <text:p text:style-name="P4"><text:span text:style-name="T1">Sales Taxes</text:span></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 meta:word-count="105" meta:character-count="604" meta:non-whitespace-character-count="504"/>
    <meta:generator>LibreOfficeDev/5.1.0.3$Linux_X86_64 LibreOffice_project/</meta:generator>
  </office:meta>
</office:document-meta>
</file>